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_20_concave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dash" draw:stroke-dash="Ultrafine_20_Dashed"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1.6cm" svg:x="8cm" svg:y="5.7cm">
          <text:p text:style-name="P1"><text:span text:style-name="T1">Sensor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1.6cm" svg:x="10.4cm" svg:y="2cm">
          <text:p text:style-name="P1"><text:span text:style-name="T1">Unified2 Alert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1.6cm" svg:x="5.5cm" svg:y="2cm">
          <text:p text:style-name="P1"><text:span text:style-name="T1">Raw Packet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cm" svg:y1="4.6cm" svg:x2="10cm" svg:y2="5.7cm">
          <text:p/>
        </draw:line>
        <draw:line draw:style-name="gr3" draw:text-style-name="P2" draw:layer="layout" svg:x1="7.5cm" svg:y1="3.6cm" svg:x2="7.5cm" svg:y2="4.6cm">
          <text:p/>
        </draw:line>
        <draw:line draw:style-name="gr3" draw:text-style-name="P2" draw:layer="layout" svg:x1="12.4cm" svg:y1="3.6cm" svg:x2="12.4cm" svg:y2="4.6cm">
          <text:p/>
        </draw:line>
        <draw:line draw:style-name="gr3" draw:text-style-name="P2" draw:layer="layout" svg:x1="7.5cm" svg:y1="4.6cm" svg:x2="12.4cm" svg:y2="4.6cm">
          <text:p/>
        </draw:line>
        <draw:line draw:style-name="gr2" draw:text-style-name="P2" draw:layer="layout" svg:x1="10cm" svg:y1="7.3cm" svg:x2="10cm" svg:y2="8.6cm">
          <text:p/>
        </draw:line>
        <draw:custom-shape draw:style-name="gr4" draw:text-style-name="P2" draw:layer="layout" svg:width="15.8cm" svg:height="9.1cm" svg:x="2.5cm" svg:y="8.6cm"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5.8cm" svg:height="7.8cm" svg:x="2.5cm" svg:y="20.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747cm" svg:height="0.725cm" svg:x="2.7cm" svg:y="7.8cm">
          <draw:text-box>
            <text:p text:style-name="P3"><text:span text:style-name="T1">Server</text:span></text:p>
          </draw:text-box>
        </draw:frame>
        <draw:frame draw:style-name="gr7" draw:text-style-name="P3" draw:layer="layout" svg:width="4.7cm" svg:height="0.725cm" svg:x="2.5cm" svg:y="19.7cm">
          <draw:text-box>
            <text:p text:style-name="P3"><text:span text:style-name="T1">Human Interf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9T15:03:14.624000000</meta:creation-date>
    <dc:date>2014-08-19T15:15:31.109000000</dc:date>
    <meta:editing-duration>P0D</meta:editing-duration>
    <meta:editing-cycles>1</meta:editing-cycles>
    <meta:document-statistic meta:object-count="12"/>
    <meta:generator>LibreOffice/4.1.5.3$Windows_x86 LibreOffice_project/1c1366bba2ba2b554cd2ca4d87c06da81c05d24</meta:generator>
  </office:meta>
</office:document-meta>
</file>